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Element.copy( Project newPro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nknownElement.getNotFoundException( String wha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knownElement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.handleChildren( Object parent , RuntimeConfigurable parentWrapp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nknownElement.maybeConfig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knownElement.setNamespace(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knownElement.makeTask( UnknownElement ue , RuntimeConfigurable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knownElement.getReal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handleChild( String parentUri , IntrospectionHelper ih , Object parent , UnknownElement child , RuntimeConfigurable childWrapp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nknownElement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nknownElement.configure( Object real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knownElement.applyPreSet( UnknownElement u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nknownElemen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similar( Object obj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UnknownElemen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Unknown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.equalsString( String a , String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addChild( UnknownElement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knownElement.get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knownElement.getTask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knownElement.setQNam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setRealThing( Object realT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makeObject( UnknownElement ue , RuntimeConfigurable 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nknownElement.handle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.ge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